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FC-LSTM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3" office:value-type="string" calcext:value-type="string" table:number-columns-spanned="2" table:number-rows-spanned="1">
            <text:p>Random Fore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 201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1458" calcext:value-type="float">
            <text:p>0.7145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70525" calcext:value-type="float">
            <text:p>0.7052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70829" calcext:value-type="float">
            <text:p>0.70829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70018" calcext:value-type="float">
            <text:p>0.70018</text:p>
          </table:table-cell>
          <table:table-cell office:value-type="float" office:value="0.85973" calcext:value-type="float">
            <text:p>0.85973</text:p>
          </table:table-cell>
          <table:table-cell office:value-type="float" office:value="0.70127" calcext:value-type="float">
            <text:p>0.70127</text:p>
          </table:table-cell>
          <table:table-cell office:value-type="float" office:value="0.87244" calcext:value-type="float">
            <text:p>0.87244</text:p>
          </table:table-cell>
        </table:table-row>
        <table:table-row table:style-name="ro1">
          <table:table-cell office:value-type="string" calcext:value-type="string">
            <text:p>Test 2015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71286" calcext:value-type="float">
            <text:p>0.7128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70507" calcext:value-type="float">
            <text:p>0.70507</text:p>
          </table:table-cell>
          <table:table-cell office:value-type="float" office:value="0.86347" calcext:value-type="float">
            <text:p>0.86347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Val 2016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1698" calcext:value-type="float">
            <text:p>0.71698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0.72702" calcext:value-type="float">
            <text:p>0.72702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87468" calcext:value-type="float">
            <text:p>0.87468</text:p>
          </table:table-cell>
        </table:table-row>
        <table:table-row table:style-name="ro1">
          <table:table-cell office:value-type="string" calcext:value-type="string">
            <text:p>Test 2016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0786" calcext:value-type="float">
            <text:p>0.7078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69833" calcext:value-type="float">
            <text:p>0.69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1841" calcext:value-type="float">
            <text:p>0.71841</text:p>
          </table:table-cell>
          <table:table-cell office:value-type="float" office:value="0.87644" calcext:value-type="float">
            <text:p>0.87644</text:p>
          </table:table-cell>
          <table:table-cell office:value-type="float" office:value="0.69332" calcext:value-type="float">
            <text:p>0.69332</text:p>
          </table:table-cell>
          <table:table-cell office:value-type="float" office:value="0.85544" calcext:value-type="float">
            <text:p>0.85544</text:p>
          </table:table-cell>
          <table:table-cell office:value-type="float" office:value="0.69683" calcext:value-type="float">
            <text:p>0.69683</text:p>
          </table:table-cell>
          <table:table-cell office:value-type="float" office:value="0.87018" calcext:value-type="float">
            <text:p>0.87018</text:p>
          </table:table-cell>
        </table:table-row>
        <table:table-row table:style-name="ro1">
          <table:table-cell office:value-type="string" calcext:value-type="string">
            <text:p>Val 201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72361" calcext:value-type="float">
            <text:p>0.7236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70885" calcext:value-type="float">
            <text:p>0.7088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1262" calcext:value-type="float">
            <text:p>0.7126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71757" calcext:value-type="float">
            <text:p>0.71757</text:p>
          </table:table-cell>
          <table:table-cell office:value-type="float" office:value="0.87856" calcext:value-type="float">
            <text:p>0.87856</text:p>
          </table:table-cell>
        </table:table-row>
        <table:table-row table:style-name="ro1">
          <table:table-cell office:value-type="string" calcext:value-type="string">
            <text:p>Test 2017</text:p>
          </table:table-cell>
          <table:table-cell office:value-type="float" office:value="0.70794" calcext:value-type="float">
            <text:p>0.7079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0511" calcext:value-type="float">
            <text:p>0.7051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68588" calcext:value-type="float">
            <text:p>0.68588</text:p>
          </table:table-cell>
          <table:table-cell office:value-type="float" office:value="0.85317" calcext:value-type="float">
            <text:p>0.85317</text:p>
          </table:table-cell>
          <table:table-cell office:value-type="float" office:value="0.69729" calcext:value-type="float">
            <text:p>0.697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87249" calcext:value-type="float">
            <text:p>0.87249</text:p>
          </table:table-cell>
        </table:table-row>
        <table:table-row table:style-name="ro1">
          <table:table-cell office:value-type="string" calcext:value-type="string">
            <text:p>Val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70469" calcext:value-type="float">
            <text:p>0.7046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707325" calcext:value-type="float">
            <text:p>0.70732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872848" calcext:value-type="float">
            <text:p>0.872848</text:p>
          </table:table-cell>
        </table:table-row>
        <table:table-row table:style-name="ro1">
          <table:table-cell office:value-type="string" calcext:value-type="string">
            <text:p>Test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1636" calcext:value-type="float">
            <text:p>0.716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0849" calcext:value-type="float">
            <text:p>0.70849</text:p>
          </table:table-cell>
          <table:table-cell office:value-type="float" office:value="0.87646" calcext:value-type="float">
            <text:p>0.876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FC-LSTM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1" office:value-type="string" calcext:value-type="string" table:number-columns-spanned="2" table:number-rows-spanned="1">
            <text:p>Random Forest</text:p>
          </table:table-cell>
          <table:covered-table-cell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48403" calcext:value-type="float">
            <text:p>0.48403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46093" calcext:value-type="float">
            <text:p>0.46093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47048" calcext:value-type="float">
            <text:p>0.47048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344" calcext:value-type="float">
            <text:p>0.344</text:p>
          </table:table-cell>
          <table:table-cell office:value-type="float" office:value="0.611" calcext:value-type="float">
            <text:p>0.611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49057" calcext:value-type="float">
            <text:p>0.49057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757" calcext:value-type="float">
            <text:p>0.757</text:p>
          </table:table-cell>
          <table:table-cell office:value-type="float" office:value="0.47483" calcext:value-type="float">
            <text:p>0.47483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78" calcext:value-type="float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6:03:49.95262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7:57:40.186970732</meta:creation-date>
    <dc:date>2021-11-17T16:04:49.217099511</dc:date>
    <meta:editing-duration>PT44M47S</meta:editing-duration>
    <meta:editing-cycles>8</meta:editing-cycles>
    <meta:generator>LibreOffice/7.0.6.2$Linux_X86_64 LibreOffice_project/00$Build-2</meta:generator>
    <meta:document-statistic meta:table-count="1" meta:cell-count="167" meta:object-count="0"/>
  </office:meta>
</office:document-meta>
</file>